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66.15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9"/>
        <table:table-column table:style-name="co5" table:default-cell-style-name="ce9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3"/>
          <table:table-cell table:style-name="Default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3"/>
          <table:table-cell table:style-name="Default"/>
          <table:table-cell table:style-name="ce6" office:value-type="string" calcext:value-type="string">
            <text:p>número</text:p>
          </table:table-cell>
          <table:table-cell table:style-name="ce6" office:value-type="string" calcext:value-type="string">
            <text:p>área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total x 1.3</text:p>
          </table:table-cell>
          <table:table-cell table:style-name="ce6" office:value-type="string" calcext:value-type="string">
            <text:p>individual x 1.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/>
          <table:table-cell table:style-name="Default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4">
            <text:p>Setor administrativo</text:p>
          </table:table-cell>
          <table:table-cell office:value-type="string" calcext:value-type="string">
            <text:p>Sala administrativa e arquiv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D4]*[.E4]" office:value-type="float" office:value="41" calcext:value-type="float">
            <text:p>41</text:p>
          </table:table-cell>
          <table:table-cell table:style-name="ce6" table:formula="of:=[.F4]*1.3" office:value-type="float" office:value="53.3" calcext:value-type="float">
            <text:p>53.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reunião/multius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D5]*[.E5]" office:value-type="float" office:value="20" calcext:value-type="float">
            <text:p>20</text:p>
          </table:table-cell>
          <table:table-cell table:style-name="ce6" table:formula="of:=[.F5]*1.3" office:value-type="float" office:value="26" calcext:value-type="float">
            <text:p>2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para agentes comunitário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D6]*[.E6]" office:value-type="float" office:value="15" calcext:value-type="float">
            <text:p>15</text:p>
          </table:table-cell>
          <table:table-cell table:style-name="ce6" table:formula="of:=[.F6]*1.3" office:value-type="float" office:value="19.5" calcext:value-type="float">
            <text:p>19.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Almoxarifad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D7]*[.E7]" office:value-type="float" office:value="20" calcext:value-type="float">
            <text:p>20</text:p>
          </table:table-cell>
          <table:table-cell table:style-name="ce6" table:formula="of:=[.F7]*1.3" office:value-type="float" office:value="26" calcext:value-type="float">
            <text:p>2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4">
            <text:p>Setor de atendimento clínico</text:p>
          </table:table-cell>
          <table:table-cell office:value-type="string" calcext:value-type="string">
            <text:p>Recepção e esper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7" calcext:value-type="float">
            <text:p>307</text:p>
          </table:table-cell>
          <table:table-cell table:style-name="ce6" table:formula="of:=[.D9]*[.E9]" office:value-type="float" office:value="307" calcext:value-type="float">
            <text:p>307</text:p>
          </table:table-cell>
          <table:table-cell table:style-name="ce6" table:formula="of:=[.F9]*1.3" office:value-type="float" office:value="399.1" calcext:value-type="float">
            <text:p>399.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Farmác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10]*[.E10]" office:value-type="float" office:value="12" calcext:value-type="float">
            <text:p>12</text:p>
          </table:table-cell>
          <table:table-cell table:style-name="ce6" table:formula="of:=[.F10]*1.3" office:value-type="float" office:value="15.6" calcext:value-type="float">
            <text:p>15.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Depósito farmác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D11]*[.E11]" office:value-type="float" office:value="30" calcext:value-type="float">
            <text:p>30</text:p>
          </table:table-cell>
          <table:table-cell table:style-name="ce6" table:formula="of:=[.F11]*1.3" office:value-type="float" office:value="39" calcext:value-type="float">
            <text:p>3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Auditório de educação em saúd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[.D12]*[.E12]" office:value-type="float" office:value="70" calcext:value-type="float">
            <text:p>70</text:p>
          </table:table-cell>
          <table:table-cell table:style-name="ce6" table:formula="of:=[.F12]*1.3" office:value-type="float" office:value="91" calcext:value-type="float">
            <text:p>9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12">
            <text:p>Setor de atendimento clínico</text:p>
          </table:table-cell>
          <table:table-cell office:value-type="string" calcext:value-type="string">
            <text:p>Salas de acolhiment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14]*[.E14]" office:value-type="float" office:value="45" calcext:value-type="float">
            <text:p>45</text:p>
          </table:table-cell>
          <table:table-cell table:style-name="ce6" table:formula="of:=[.F14]*1.3" office:value-type="float" office:value="58.5" calcext:value-type="float">
            <text:p>58.5</text:p>
          </table:table-cell>
          <table:table-cell table:style-name="ce6" table:formula="of:=[.E14]*1.3" office:value-type="float" office:value="11.7" calcext:value-type="float">
            <text:p>11.7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Consultórios indiferenciado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15]*[.E15]" office:value-type="float" office:value="63" calcext:value-type="float">
            <text:p>63</text:p>
          </table:table-cell>
          <table:table-cell table:style-name="ce6" table:formula="of:=[.F15]*1.3" office:value-type="float" office:value="81.9" calcext:value-type="float">
            <text:p>81.9</text:p>
          </table:table-cell>
          <table:table-cell table:style-name="ce6" table:formula="of:=[.E15]*1.3" office:value-type="float" office:value="11.7" calcext:value-type="float">
            <text:p>11.7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Consultórios de atendimento à mulh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D16]*[.E16]" office:value-type="float" office:value="65" calcext:value-type="float">
            <text:p>65</text:p>
          </table:table-cell>
          <table:table-cell table:style-name="ce6" table:formula="of:=[.F16]*1.3" office:value-type="float" office:value="84.5" calcext:value-type="float">
            <text:p>84.5</text:p>
          </table:table-cell>
          <table:table-cell table:style-name="ce12" table:formula="of:=([.E16]+[.E17])*1.3" office:value-type="float" office:value="20.8" calcext:value-type="float" table:number-columns-spanned="1" table:number-rows-spanned="2">
            <text:p>20.8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nitários privativos dentro dos consultórios de atendimento à mulh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7]*[.E17]" office:value-type="float" office:value="15" calcext:value-type="float">
            <text:p>15</text:p>
          </table:table-cell>
          <table:table-cell table:style-name="ce6" table:formula="of:=[.F17]*1.3" office:value-type="float" office:value="19.5" calcext:value-type="float">
            <text:p>19.5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Consultórios odontológico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18]*[.E18]" office:value-type="float" office:value="84" calcext:value-type="float">
            <text:p>84</text:p>
          </table:table-cell>
          <table:table-cell table:style-name="ce6" table:formula="of:=[.F18]*1.3" office:value-type="float" office:value="109.2" calcext:value-type="float">
            <text:p>109.2</text:p>
          </table:table-cell>
          <table:table-cell table:style-name="ce6" table:formula="of:=[.E18]*1.3" office:value-type="float" office:value="15.6" calcext:value-type="float">
            <text:p>15.6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Escovári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D19]*[.E19]" office:value-type="float" office:value="10" calcext:value-type="float">
            <text:p>10</text:p>
          </table:table-cell>
          <table:table-cell table:style-name="ce6" table:formula="of:=[.F19]*1.3" office:value-type="float" office:value="13" calcext:value-type="float">
            <text:p>13</text:p>
          </table:table-cell>
          <table:table-cell table:style-name="ce12" office:value-type="float" office:value="94.9" calcext:value-type="float" table:number-columns-spanned="1" table:number-rows-spanned="7">
            <text:p>94.9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colet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20]*[.E20]" office:value-type="float" office:value="9" calcext:value-type="float">
            <text:p>9</text:p>
          </table:table-cell>
          <table:table-cell table:style-name="ce6" table:formula="of:=[.F20]*1.3" office:value-type="float" office:value="11.7" calcext:value-type="float">
            <text:p>11.7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curativ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21]*[.E21]" office:value-type="float" office:value="9" calcext:value-type="float">
            <text:p>9</text:p>
          </table:table-cell>
          <table:table-cell table:style-name="ce6" table:formula="of:=[.F21]*1.3" office:value-type="float" office:value="11.7" calcext:value-type="float">
            <text:p>11.7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procedimento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D22]*[.E22]" office:value-type="float" office:value="15" calcext:value-type="float">
            <text:p>15</text:p>
          </table:table-cell>
          <table:table-cell table:style-name="ce6" table:formula="of:=[.F22]*1.3" office:value-type="float" office:value="19.5" calcext:value-type="float">
            <text:p>19.5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medic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23]*[.E23]" office:value-type="float" office:value="9" calcext:value-type="float">
            <text:p>9</text:p>
          </table:table-cell>
          <table:table-cell table:style-name="ce6" table:formula="of:=[.F23]*1.3" office:value-type="float" office:value="11.7" calcext:value-type="float">
            <text:p>11.7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nebuliz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24]*[.E24]" office:value-type="float" office:value="12" calcext:value-type="float">
            <text:p>12</text:p>
          </table:table-cell>
          <table:table-cell table:style-name="ce6" table:formula="of:=[.F24]*1.3" office:value-type="float" office:value="15.6" calcext:value-type="float">
            <text:p>15.6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vacin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25]*[.E25]" office:value-type="float" office:value="9" calcext:value-type="float">
            <text:p>9</text:p>
          </table:table-cell>
          <table:table-cell table:style-name="ce6" table:formula="of:=[.F25]*1.3" office:value-type="float" office:value="11.7" calcext:value-type="float">
            <text:p>11.7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22">
            <text:p>Setor de apoio técnico</text:p>
          </table:table-cell>
          <table:table-cell office:value-type="string" calcext:value-type="string">
            <text:p>Sanitários de público Masculi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27]*[.E27]" office:value-type="float" office:value="12" calcext:value-type="float">
            <text:p>12</text:p>
          </table:table-cell>
          <table:table-cell table:style-name="ce6" table:formula="of:=[.F27]*1.3" office:value-type="float" office:value="15.6" calcext:value-type="float">
            <text:p>15.6</text:p>
          </table:table-cell>
          <table:table-cell table:style-name="ce12" table:formula="of:=SUM([.G27:.G31])" office:value-type="float" office:value="45.76" calcext:value-type="float" table:number-columns-spanned="1" table:number-rows-spanned="5">
            <text:p>45.76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nitários de público Femini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28]*[.E28]" office:value-type="float" office:value="12" calcext:value-type="float">
            <text:p>12</text:p>
          </table:table-cell>
          <table:table-cell table:style-name="ce6" table:formula="of:=[.F28]*1.3" office:value-type="float" office:value="15.6" calcext:value-type="float">
            <text:p>15.6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nitários de público Masculino p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6" calcext:value-type="float">
            <text:p>2.6</text:p>
          </table:table-cell>
          <table:table-cell table:style-name="ce6" table:formula="of:=[.D29]*[.E29]" office:value-type="float" office:value="2.6" calcext:value-type="float">
            <text:p>2.6</text:p>
          </table:table-cell>
          <table:table-cell table:style-name="ce6" table:formula="of:=[.F29]*1.3" office:value-type="float" office:value="3.38" calcext:value-type="float">
            <text:p>3.38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nitários de público Feminino p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6" calcext:value-type="float">
            <text:p>2.6</text:p>
          </table:table-cell>
          <table:table-cell table:style-name="ce6" table:formula="of:=[.D30]*[.E30]" office:value-type="float" office:value="2.6" calcext:value-type="float">
            <text:p>2.6</text:p>
          </table:table-cell>
          <table:table-cell table:style-name="ce6" table:formula="of:=[.F30]*1.3" office:value-type="float" office:value="3.38" calcext:value-type="float">
            <text:p>3.38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Fraldári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31]*[.E31]" office:value-type="float" office:value="6" calcext:value-type="float">
            <text:p>6</text:p>
          </table:table-cell>
          <table:table-cell table:style-name="ce6" table:formula="of:=[.F31]*1.3" office:value-type="float" office:value="7.8" calcext:value-type="float">
            <text:p>7.8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Vestiário de funcionários Masculi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32]*[.E32]" office:value-type="float" office:value="16" calcext:value-type="float">
            <text:p>16</text:p>
          </table:table-cell>
          <table:table-cell table:style-name="ce6" table:formula="of:=[.F32]*1.3" office:value-type="float" office:value="20.8" calcext:value-type="float">
            <text:p>20.8</text:p>
          </table:table-cell>
          <table:table-cell table:style-name="ce12" table:formula="of:=SUM([.G32:.G36])" office:value-type="float" office:value="67.6" calcext:value-type="float" table:number-columns-spanned="1" table:number-rows-spanned="5">
            <text:p>67.6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Vestiário de funcionários Femini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D33]*[.E33]" office:value-type="float" office:value="21" calcext:value-type="float">
            <text:p>21</text:p>
          </table:table-cell>
          <table:table-cell table:style-name="ce6" table:formula="of:=[.F33]*1.3" office:value-type="float" office:value="27.3" calcext:value-type="float">
            <text:p>27.3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Vestiário de funcionários Masculino p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34]*[.E34]" office:value-type="float" office:value="4" calcext:value-type="float">
            <text:p>4</text:p>
          </table:table-cell>
          <table:table-cell table:style-name="ce6" table:formula="of:=[.F34]*1.3" office:value-type="float" office:value="5.2" calcext:value-type="float">
            <text:p>5.2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Vestiário de funcionários Feminino p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35]*[.E35]" office:value-type="float" office:value="4" calcext:value-type="float">
            <text:p>4</text:p>
          </table:table-cell>
          <table:table-cell table:style-name="ce6" table:formula="of:=[.F35]*1.3" office:value-type="float" office:value="5.2" calcext:value-type="float">
            <text:p>5.2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Roupar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D36]*[.E36]" office:value-type="float" office:value="7" calcext:value-type="float">
            <text:p>7</text:p>
          </table:table-cell>
          <table:table-cell table:style-name="ce6" table:formula="of:=[.F36]*1.3" office:value-type="float" office:value="9.1" calcext:value-type="float">
            <text:p>9.1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Guarda de mac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37]*[.E37]" office:value-type="float" office:value="3" calcext:value-type="float">
            <text:p>3</text:p>
          </table:table-cell>
          <table:table-cell table:style-name="ce6" table:formula="of:=[.F37]*1.3" office:value-type="float" office:value="3.9" calcext:value-type="float">
            <text:p>3.9</text:p>
          </table:table-cell>
          <table:table-cell table:style-name="ce12" table:formula="of:=SUM([.G37:.G45])" office:value-type="float" office:value="61.1" calcext:value-type="float" table:number-columns-spanned="1" table:number-rows-spanned="9">
            <text:p>61.1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Guarda de cadeira de rod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38]*[.E38]" office:value-type="float" office:value="3" calcext:value-type="float">
            <text:p>3</text:p>
          </table:table-cell>
          <table:table-cell table:style-name="ce6" table:formula="of:=[.F38]*1.3" office:value-type="float" office:value="3.9" calcext:value-type="float">
            <text:p>3.9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Cop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39]*[.E39]" office:value-type="float" office:value="6" calcext:value-type="float">
            <text:p>6</text:p>
          </table:table-cell>
          <table:table-cell table:style-name="ce6" table:formula="of:=[.F39]*1.3" office:value-type="float" office:value="7.8" calcext:value-type="float">
            <text:p>7.8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Depósito de material de limpez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0]*[.E40]" office:value-type="float" office:value="4" calcext:value-type="float">
            <text:p>4</text:p>
          </table:table-cell>
          <table:table-cell table:style-name="ce6" table:formula="of:=[.F40]*1.3" office:value-type="float" office:value="5.2" calcext:value-type="float">
            <text:p>5.2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utilidad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41]*[.E41]" office:value-type="float" office:value="5" calcext:value-type="float">
            <text:p>5</text:p>
          </table:table-cell>
          <table:table-cell table:style-name="ce6" table:formula="of:=[.F41]*1.3" office:value-type="float" office:value="6.5" calcext:value-type="float">
            <text:p>6.5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lavagem e descontamin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42]*[.E42]" office:value-type="float" office:value="8" calcext:value-type="float">
            <text:p>8</text:p>
          </table:table-cell>
          <table:table-cell table:style-name="ce6" table:formula="of:=[.F42]*1.3" office:value-type="float" office:value="10.4" calcext:value-type="float">
            <text:p>10.4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esteriliz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43]*[.E43]" office:value-type="float" office:value="8" calcext:value-type="float">
            <text:p>8</text:p>
          </table:table-cell>
          <table:table-cell table:style-name="ce6" table:formula="of:=[.F43]*1.3" office:value-type="float" office:value="10.4" calcext:value-type="float">
            <text:p>10.4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Sala de guarda de material esterilizad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44]*[.E44]" office:value-type="float" office:value="5" calcext:value-type="float">
            <text:p>5</text:p>
          </table:table-cell>
          <table:table-cell table:style-name="ce6" table:formula="of:=[.F44]*1.3" office:value-type="float" office:value="6.5" calcext:value-type="float">
            <text:p>6.5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Área de parament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45]*[.E45]" office:value-type="float" office:value="5" calcext:value-type="float">
            <text:p>5</text:p>
          </table:table-cell>
          <table:table-cell table:style-name="ce6" table:formula="of:=[.F45]*1.3" office:value-type="float" office:value="6.5" calcext:value-type="float">
            <text:p>6.5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Box de resíduo quím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46]*[.E46]" office:value-type="float" office:value="12" calcext:value-type="float">
            <text:p>12</text:p>
          </table:table-cell>
          <table:table-cell table:style-name="ce6" table:formula="of:=[.F46]*1.3" office:value-type="float" office:value="15.6" calcext:value-type="float">
            <text:p>15.6</text:p>
          </table:table-cell>
          <table:table-cell table:style-name="ce12" table:formula="of:=SUM([.G46:.G48])" office:value-type="float" office:value="46.8" calcext:value-type="float" table:number-columns-spanned="1" table:number-rows-spanned="3">
            <text:p>46.8</text:p>
          </table:table-cell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Box de resíduo biológ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47]*[.E47]" office:value-type="float" office:value="12" calcext:value-type="float">
            <text:p>12</text:p>
          </table:table-cell>
          <table:table-cell table:style-name="ce6" table:formula="of:=[.F47]*1.3" office:value-type="float" office:value="15.6" calcext:value-type="float">
            <text:p>15.6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/>
          <table:covered-table-cell table:style-name="ce4"/>
          <table:table-cell office:value-type="string" calcext:value-type="string">
            <text:p>Box de resíduo comu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D48]*[.E48]" office:value-type="float" office:value="12" calcext:value-type="float">
            <text:p>12</text:p>
          </table:table-cell>
          <table:table-cell table:style-name="ce7" table:formula="of:=[.F48]*1.3" office:value-type="float" office:value="15.6" calcext:value-type="float">
            <text:p>15.6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8"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Total</text:p>
          </table:table-cell>
          <table:table-cell table:style-name="ce1"/>
          <table:table-cell table:style-name="ce5" table:number-columns-repeated="2"/>
          <table:table-cell table:style-name="ce5" table:formula="of:=SUM([.F4:.F48])" office:value-type="float" office:value="1030.2" calcext:value-type="float">
            <text:p>1030.2</text:p>
          </table:table-cell>
          <table:table-cell table:style-name="ce5" table:formula="of:=SUM([.G4:.G48])" office:value-type="float" office:value="1339.26" calcext:value-type="float">
            <text:p>1339.26</text:p>
          </table:table-cell>
          <table:table-cell table:style-name="ce5"/>
          <table:table-cell table:style-name="ce1" table:number-columns-repeated="1014"/>
          <table:table-cell table:style-name="ce2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Áreas externas</text:p>
          </table:table-cell>
          <table:table-cell office:value-type="string" calcext:value-type="string">
            <text:p>Bicicletári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 vagas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covered-table-cell table:style-name="ce4"/>
          <table:table-cell office:value-type="string" calcext:value-type="string">
            <text:p>Estacionamento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VERIFICAR NO CÓDIGO DE OBRAS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office:value-type="string" calcext:value-type="string">
            <text:p>Estacionamento de Carga e Descarg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VERIFICAR NO CÓDIGO DE OBRAS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office:value-type="string" calcext:value-type="string">
            <text:p>Área dos compressores e bomb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covered-table-cell table:style-name="ce4"/>
          <table:table-cell office:value-type="string" calcext:value-type="string">
            <text:p>Central de gas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2:19:41</meta:creation-date>
    <meta:initial-creator>Yorik van Havre</meta:initial-creator>
    <dc:language>en-GB</dc:language>
    <dc:creator>Yorik van Havre</dc:creator>
    <dc:date>2016-04-06T19:09:57</dc:date>
    <meta:editing-cycles>10</meta:editing-cycles>
    <meta:editing-duration>PT2H53M</meta:editing-duration>
    <meta:generator>LibreOffice/5.1.2.2.0$Linux_X86_64 LibreOffice_project/10m0$Build-2</meta:generator>
    <meta:document-statistic meta:table-count="1" meta:cell-count="248" meta:object-count="0"/>
  </office:meta>
</office:document-meta>
</file>